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f96c2" officeooo:paragraph-rsid="000f96c2"/>
    </style:style>
    <style:style style:name="P2" style:family="paragraph" style:parent-style-name="Standard">
      <style:paragraph-properties fo:text-align="justify" style:justify-single-word="false"/>
      <style:text-properties officeooo:rsid="000f96c2" officeooo:paragraph-rsid="000f96c2"/>
    </style:style>
    <style:style style:name="P3" style:family="paragraph" style:parent-style-name="Standard">
      <style:paragraph-properties fo:text-align="justify" style:justify-single-word="false"/>
      <style:text-properties officeooo:rsid="000f96c2" officeooo:paragraph-rsid="0010cb20"/>
    </style:style>
    <style:style style:name="P4" style:family="paragraph" style:parent-style-name="Standard">
      <style:paragraph-properties fo:text-align="justify" style:justify-single-word="false"/>
      <style:text-properties officeooo:rsid="000f96c2" officeooo:paragraph-rsid="00151e35"/>
    </style:style>
    <style:style style:name="P5" style:family="paragraph" style:parent-style-name="Standard">
      <style:text-properties officeooo:rsid="0010cb20" officeooo:paragraph-rsid="000f96c2"/>
    </style:style>
    <style:style style:name="T1" style:family="text">
      <style:text-properties officeooo:rsid="0010cb20"/>
    </style:style>
    <style:style style:name="T2" style:family="text">
      <style:text-properties officeooo:rsid="001258f9"/>
    </style:style>
    <style:style style:name="T3" style:family="text">
      <style:text-properties officeooo:rsid="00151e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ntor </text:p>
      <text:p text:style-name="P2">- Perguntou: quão grande é o infinito?</text:p>
      <text:p text:style-name="P2">- <text:span text:style-name="T1">Abordagem religiosa: “Esta é a matemática que Deus usa para movimentar sua criação”. A religião é utilizada pela humanidade quando precisa explicar algo que não consegue identificar as causas originais. </text:span></text:p>
      <text:p text:style-name="P2">- <text:span text:style-name="T1">A ideia de encontrar diversos “infinitos” pode ser uma experiência transcedental, como se estivesse escalando uma montanha e a cada avanço se sentir mais perto de deus.</text:span></text:p>
      <text:p text:style-name="P4">- <text:span text:style-name="T2">A incerteza que a teoria dos infinitos trouxe incomodou porque não contemplava a lógica e certeza tão inerentes da matemática. Curiosamente, no âmbito religioso, contestações científicas de dogmas religiosos, tal como o movimento dos astros heliocêntrico por Galileu e outros cientistas também levaram a mal estar e perseguições.</text:span></text:p>
      <text:p text:style-name="P4"/>
      <text:p text:style-name="P4"><text:span text:style-name="T3">Boltzmann</text:span></text:p>
      <text:p text:style-name="P4"><text:span text:style-name="T3">- Descrição por física (átomos) mas pouco aceito na sociedade acadêmica</text:span></text:p>
      <text:p text:style-name="P4"><text:span text:style-name="T3">- Boltzmann quantificou a entropia, revolucionou a ideia de tempo dentra da Física na época e introduziu a ideia de constante mudança.</text:span></text:p>
      <text:p text:style-name="P4">- <text:span text:style-name="T3">A ideia de mudança como progresso pode ser análoga à de Evolução de Charles Darwin.</text:span></text:p>
      <text:p text:style-name="P4"><text:span text:style-name="T3">- Entropia é o deterioramento, e, com ele, nada dura para sempre. </text:span></text:p>
      <text:p text:style-name="P1"/>
      <text:p text:style-name="P1">Gauss:</text:p>
      <text:p text:style-name="P1">- Calculou a probabilidade de Deus existir e enlouqueceu (O Andar do Bêbado)</text:p>
      <text:p text:style-name="P1"/>
      <text:p text:style-name="P1">O Guia do Mochileiro</text:p>
      <text:p text:style-name="P1">- A resposta do universo é 42.</text:p>
      <text:p text:style-name="P5"/>
      <text:p text:style-name="P5"/>
      <text:p text:style-name="P3"><text:span text:style-name="T1">Algo análogo a isso seriam as pílulas de soma em O Admirável Mundo No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8:34:32.757779454</meta:creation-date>
    <dc:date>2019-02-10T22:39:19.658949696</dc:date>
    <meta:editing-duration>PT3H3M25S</meta:editing-duration>
    <meta:editing-cycles>1</meta:editing-cycles>
    <meta:document-statistic meta:table-count="0" meta:image-count="0" meta:object-count="0" meta:page-count="1" meta:paragraph-count="15" meta:word-count="217" meta:character-count="1320" meta:non-whitespace-character-count="1115"/>
    <meta:generator>LibreOffice/6.0.6.2$Linux_X86_64 LibreOffice_project/00m0$Build-2</meta:generator>
  </office:meta>
</office:document-meta>
</file>